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273142" draw:fill-image-width="0cm" draw:fill-image-height="0cm"/>
    </style:style>
    <style:style style:name="gr1" style:family="graphic" style:parent-style-name="objectwithoutfill">
      <style:graphic-properties svg:stroke-width="0.4cm" svg:stroke-color="#ffffff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ffffff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ffffff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ffffff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273142" draw:marker-start-width="1.64cm" draw:marker-end-width="1.64cm" draw:stroke-linejoin="miter" draw:fill="solid" draw:fill-color="#273142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ffffff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273142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ffffff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273142"/>
    </style:style>
    <style:style style:name="gr10" style:family="graphic" style:parent-style-name="standard">
      <style:graphic-properties draw:stroke="solid" svg:stroke-width="0.5cm" svg:stroke-color="#273142" draw:marker-start-width="1.64cm" draw:marker-end-width="1.64cm" draw:stroke-linejoin="miter" draw:fill="none" draw:fill-color="#00c7c8" fo:padding-top="0.365cm" fo:padding-bottom="0.365cm" fo:padding-left="0.49cm" fo:padding-right="0.49cm"/>
    </style:style>
    <style:style style:name="gr11" style:family="graphic" style:parent-style-name="standard">
      <style:graphic-properties draw:stroke="solid" svg:stroke-width="0.5cm" svg:stroke-color="#273142" draw:marker-start-width="1.64cm" draw:marker-end-width="1.64cm" draw:stroke-linejoin="miter" draw:fill="solid" draw:fill-color="#00c7c8" fo:padding-top="0.365cm" fo:padding-bottom="0.365cm" fo:padding-left="0.49cm" fo:padding-right="0.49cm"/>
    </style:style>
    <style:style style:name="gr12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77c8" fo:padding-top="0.115cm" fo:padding-bottom="0.115cm" fo:padding-left="0.24cm" fo:padding-right="0.24cm"/>
    </style:style>
    <style:style style:name="gr13" style:family="graphic" style:parent-style-name="standard">
      <style:graphic-properties draw:stroke="none" svg:stroke-width="0cm" svg:stroke-color="#273142" draw:marker-start-width="0.139cm" draw:marker-end-width="0.139cm" draw:stroke-linejoin="miter" draw:fill="solid" draw:fill-color="#0077c8" fo:padding-top="0.115cm" fo:padding-bottom="0.115cm" fo:padding-left="0.24cm" fo:padding-right="0.24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4.4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fo:min-height="0.85cm"/>
    </style:style>
    <style:style style:name="gr16" style:family="graphic" style:parent-style-name="objectwithoutfill">
      <style:graphic-properties svg:stroke-width="0.4cm" svg:stroke-color="#0077c8" draw:marker-start-width="0.6cm" draw:marker-end-width="0.6cm" draw:fill="none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svg:stroke-width="0.3cm" svg:stroke-color="#0077c8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0077c8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0077c8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0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77c8" fo:padding-top="0.258cm" fo:padding-bottom="0.258cm" fo:padding-left="0.383cm" fo:padding-right="0.383cm"/>
    </style:style>
    <style:style style:name="gr21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77c8" draw:opacity="100%" fo:padding-top="0.258cm" fo:padding-bottom="0.258cm" fo:padding-left="0.383cm" fo:padding-right="0.383cm"/>
    </style:style>
    <style:style style:name="gr22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ffffff" fo:padding-top="0.115cm" fo:padding-bottom="0.115cm" fo:padding-left="0.24cm" fo:padding-right="0.24cm"/>
    </style:style>
    <style:style style:name="gr23" style:family="graphic" style:parent-style-name="standard">
      <style:graphic-properties draw:stroke="none" svg:stroke-width="0cm" svg:stroke-color="#273142" draw:marker-start-width="0.139cm" draw:marker-end-width="0.139cm" draw:stroke-linejoin="miter" draw:fill="solid" draw:fill-color="#ffffff" fo:padding-top="0.115cm" fo:padding-bottom="0.115cm" fo:padding-left="0.24cm" fo:padding-right="0.24cm"/>
    </style:style>
    <style:style style:name="gr24" style:family="graphic" style:parent-style-name="standard">
      <style:graphic-properties draw:stroke="solid" svg:stroke-width="0.5cm" svg:stroke-color="#273142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25" style:family="graphic" style:parent-style-name="standard">
      <style:graphic-properties draw:stroke="solid" svg:stroke-width="0.5cm" svg:stroke-color="#273142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26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4c97" fo:padding-top="0.115cm" fo:padding-bottom="0.115cm" fo:padding-left="0.24cm" fo:padding-right="0.24cm"/>
    </style:style>
    <style:style style:name="gr27" style:family="graphic" style:parent-style-name="standard">
      <style:graphic-properties draw:stroke="none" svg:stroke-width="0cm" svg:stroke-color="#273142" draw:marker-start-width="0.139cm" draw:marker-end-width="0.139cm" draw:stroke-linejoin="miter" draw:fill="solid" draw:fill-color="#004c97" fo:padding-top="0.115cm" fo:padding-bottom="0.115cm" fo:padding-left="0.24cm" fo:padding-right="0.24cm"/>
    </style:style>
    <style:style style:name="gr28" style:family="graphic" style:parent-style-name="objectwithoutfill">
      <style:graphic-properties svg:stroke-width="0.4cm" svg:stroke-color="#004c97" draw:marker-start-width="0.6cm" draw:marker-end-width="0.6cm" draw:fill="none" draw:textarea-vertical-align="middle" fo:padding-top="0.325cm" fo:padding-bottom="0.325cm" fo:padding-left="0.45cm" fo:padding-right="0.45cm"/>
    </style:style>
    <style:style style:name="gr29" style:family="graphic" style:parent-style-name="standard">
      <style:graphic-properties svg:stroke-width="0.3cm" svg:stroke-color="#004c97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0" style:family="graphic" style:parent-style-name="standard">
      <style:graphic-properties svg:stroke-width="0.3cm" svg:stroke-color="#004c97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004c97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2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4c97" fo:padding-top="0.258cm" fo:padding-bottom="0.258cm" fo:padding-left="0.383cm" fo:padding-right="0.383cm"/>
    </style:style>
    <style:style style:name="gr33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004c97" draw:opacity="100%" fo:padding-top="0.258cm" fo:padding-bottom="0.258cm" fo:padding-left="0.383cm" fo:padding-right="0.383cm"/>
    </style:style>
    <style:style style:name="gr34" style:family="graphic" style:parent-style-name="objectwithoutfill">
      <style:graphic-properties svg:stroke-width="0.4cm" svg:stroke-color="#666666" draw:marker-start-width="0.6cm" draw:marker-end-width="0.6cm" draw:fill="none" draw:textarea-vertical-align="middle" fo:padding-top="0.325cm" fo:padding-bottom="0.325cm" fo:padding-left="0.45cm" fo:padding-right="0.45cm"/>
    </style:style>
    <style:style style:name="gr35" style:family="graphic" style:parent-style-name="standard">
      <style:graphic-properties svg:stroke-width="0.3cm" svg:stroke-color="#666666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6" style:family="graphic" style:parent-style-name="standard">
      <style:graphic-properties svg:stroke-width="0.3cm" svg:stroke-color="#666666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37" style:family="graphic" style:parent-style-name="standard">
      <style:graphic-properties svg:stroke-width="0.3cm" svg:stroke-color="#666666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666666" fo:padding-top="0.258cm" fo:padding-bottom="0.258cm" fo:padding-left="0.383cm" fo:padding-right="0.383cm"/>
    </style:style>
    <style:style style:name="gr39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666666" draw:opacity="100%" fo:padding-top="0.258cm" fo:padding-bottom="0.258cm" fo:padding-left="0.383cm" fo:padding-right="0.383cm"/>
    </style:style>
    <style:style style:name="gr40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41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4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44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45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46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47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48" style:family="graphic" style:parent-style-name="standard">
      <style:graphic-properties draw:stroke="none" svg:stroke-width="0.021cm" draw:stroke-linejoin="miter" draw:fill="solid" draw:fill-color="#ffffff"/>
    </style:style>
    <style:style style:name="gr49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50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5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52" style:family="graphic" style:parent-style-name="standard">
      <style:graphic-properties draw:stroke="none" svg:stroke-width="0cm" svg:stroke-color="#273142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53" style:family="graphic" style:parent-style-name="standard">
      <style:graphic-properties draw:stroke="none" svg:stroke-color="#000000" draw:fill="none" draw:fill-color="#ffffff" draw:fill-image-width="0cm" draw:fill-image-height="0cm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73142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 draw:opacity="100%"/>
    </style:style>
    <style:style style:name="P6" style:family="paragraph">
      <loext:graphic-properties draw:fill="none" draw:fill-color="#00c7c8"/>
    </style:style>
    <style:style style:name="P7" style:family="paragraph">
      <loext:graphic-properties draw:fill="solid" draw:fill-color="#00c7c8"/>
    </style:style>
    <style:style style:name="P8" style:family="paragraph">
      <loext:graphic-properties draw:fill="solid" draw:fill-color="#0077c8"/>
    </style:style>
    <style:style style:name="P9" style:family="paragraph">
      <style:paragraph-properties fo:text-align="center"/>
      <style:text-properties fo:color="#ffffff"/>
    </style:style>
    <style:style style:name="P10" style:family="paragraph">
      <loext:graphic-properties draw:fill="none" draw:fill-color="#ffffff" draw:fill-image-width="0cm" draw:fill-image-height="0cm"/>
      <style:paragraph-properties fo:text-align="center"/>
      <style:text-properties fo:color="#ffffff" style:font-name="PT Sans" fo:font-size="34pt" fo:font-weight="bold" style:font-size-asian="34pt" style:font-weight-asian="bold" style:font-size-complex="34pt" style:font-weight-complex="bold"/>
    </style:style>
    <style:style style:name="P11" style:family="paragraph">
      <loext:graphic-properties draw:fill="none" draw:fill-color="#ffffff" draw:fill-image-width="0cm" draw:fill-image-height="0cm"/>
    </style:style>
    <style:style style:name="P12" style:family="paragraph">
      <loext:graphic-properties draw:fill="solid" draw:fill-color="#0077c8" draw:opacity="100%"/>
    </style:style>
    <style:style style:name="P13" style:family="paragraph">
      <loext:graphic-properties draw:fill="solid" draw:fill-color="#006f9c"/>
    </style:style>
    <style:style style:name="P14" style:family="paragraph">
      <loext:graphic-properties draw:fill="solid" draw:fill-color="#004c97"/>
    </style:style>
    <style:style style:name="P15" style:family="paragraph">
      <loext:graphic-properties draw:fill="solid" draw:fill-color="#004c97" draw:opacity="100%"/>
    </style:style>
    <style:style style:name="P16" style:family="paragraph">
      <loext:graphic-properties draw:fill="solid" draw:fill-color="#666666"/>
    </style:style>
    <style:style style:name="P17" style:family="paragraph">
      <loext:graphic-properties draw:fill="solid" draw:fill-color="#666666" draw:opacity="100%"/>
    </style:style>
    <style:style style:name="P18" style:family="paragraph">
      <loext:graphic-properties draw:fill="solid" draw:fill-color="#4d4d4d"/>
    </style:style>
    <style:style style:name="P19" style:family="paragraph">
      <loext:graphic-properties draw:fill="solid" draw:fill-color="#4d4d4d" draw:opacity="100%"/>
    </style:style>
    <style:style style:name="P20" style:family="paragraph">
      <style:paragraph-properties fo:text-align="center"/>
      <style:text-properties fo:font-size="34pt"/>
    </style:style>
    <style:style style:name="P21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 draw:fill-image-width="0cm" draw:fill-image-height="0cm"/>
      <style:text-properties fo:font-size="18pt"/>
    </style:style>
    <style:style style:name="P24" style:family="paragraph">
      <style:paragraph-properties fo:text-align="center"/>
      <style:text-properties fo:color="#ffffff" fo:font-size="34pt"/>
    </style:style>
    <style:style style:name="T1" style:family="text">
      <style:text-properties fo:color="#ffffff"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style:font-name="PT Sans" fo:font-size="34pt" fo:font-weight="bold" style:font-size-asian="34pt" style:font-weight-asian="bold" style:font-size-complex="34pt" style:font-weight-complex="bold"/>
    </style:style>
    <style:style style:name="T3" style:family="text">
      <style:text-properties fo:color="#0077c8" style:font-name="PT Sans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004c97" style:font-name="PT Sans" fo:font-size="34pt" fo:font-weight="bold" style:font-size-asian="34pt" style:font-weight-asian="bold" style:font-size-complex="34pt" style:font-weight-complex="bold"/>
    </style:style>
    <style:style style:name="T5" style:family="text">
      <style:text-properties fo:color="#666666" style:font-name="PT Sans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7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1" draw:text-style-name="P1" draw:layer="layout" svg:x1="28.708cm" svg:y1="14.135cm" svg:x2="28.041cm" svg:y2="14.135cm">
              <text:p/>
            </draw:line>
            <draw:line draw:style-name="gr1" draw:text-style-name="P1" draw:layer="layout" svg:x1="28.974cm" svg:y1="14.769cm" svg:x2="27.84cm" svg:y2="14.769cm">
              <text:p/>
            </draw:line>
          </draw:g>
          <draw:custom-shape draw:style-name="gr2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5.069cm" svg:y="13.85cm" svg:viewBox="0 0 2648 2843" draw:points="2648,0 2573,1860 1,2843 0,0">
            <text:p/>
          </draw:polygon>
          <draw:polyline draw:style-name="gr7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5.079cm" svg:y="11.417cm" svg:viewBox="0 0 3493 2513" draw:points="0,2513 13,0 2296,852 3493,2513">
            <text:p/>
          </draw:polygon>
          <draw:polygon draw:style-name="gr8" draw:text-style-name="P5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7.449cm" svg:y="7.6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10" draw:text-style-name="P6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10" draw:text-style-name="P6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1" draw:text-style-name="P7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11" draw:text-style-name="P7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g>
            <draw:path draw:style-name="gr12" draw:text-style-name="P8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12" draw:text-style-name="P8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12" draw:text-style-name="P8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12" draw:text-style-name="P8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12" draw:text-style-name="P8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13" draw:text-style-name="P8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12" draw:text-style-name="P8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</draw:g>
        <draw:frame draw:style-name="gr14" draw:text-style-name="P10" draw:layer="layout" svg:width="22.4cm" svg:height="4.65cm" svg:x="11.252cm" svg:y="17.076cm">
          <draw:text-box>
            <text:p text:style-name="P9"><text:span text:style-name="T1">BATTLEMESH v10</text:span><text:span text:style-name="T2"><text:line-break/></text:span><text:span text:style-name="T3">JUNE 05-11, 2017 <text:s/>VIENNA <text:s/>#WBM10</text:span></text:p>
          </draw:text-box>
        </draw:frame>
        <draw:frame draw:style-name="gr15" draw:text-style-name="P11" draw:layer="layout" svg:width="23.3cm" svg:height="1.1cm" svg:x="2.5cm" svg:y="25.5cm">
          <draw:text-box>
            <text:p>Replaced WBM blue with Stefan's "hellblau", #0077C8 / Pantone 3005 C</text:p>
          </draw:text-box>
        </draw:frame>
      </draw:page>
      <draw:page draw:name="page2" draw:style-name="dp1" draw:master-page-name="Default">
        <draw:g>
          <draw:g>
            <draw:polyline draw:style-name="gr16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16" draw:text-style-name="P1" draw:layer="layout" svg:x1="28.708cm" svg:y1="14.135cm" svg:x2="28.041cm" svg:y2="14.135cm">
              <text:p/>
            </draw:line>
            <draw:line draw:style-name="gr16" draw:text-style-name="P1" draw:layer="layout" svg:x1="28.974cm" svg:y1="14.769cm" svg:x2="27.84cm" svg:y2="14.769cm">
              <text:p/>
            </draw:line>
          </draw:g>
          <draw:custom-shape draw:style-name="gr17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19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line draw:style-name="gr7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g>
            <draw:polygon draw:style-name="gr20" draw:text-style-name="P8" draw:layer="layout" svg:width="2.647cm" svg:height="2.842cm" svg:x="15.069cm" svg:y="13.85cm" svg:viewBox="0 0 2648 2843" draw:points="2648,0 2573,1860 1,2843 0,0">
              <text:p/>
            </draw:polygon>
            <draw:polygon draw:style-name="gr20" draw:text-style-name="P8" draw:layer="layout" svg:width="3.492cm" svg:height="2.512cm" svg:x="15.079cm" svg:y="11.417cm" svg:viewBox="0 0 3493 2513" draw:points="0,2513 13,0 2296,852 3493,2513">
              <text:p/>
            </draw:polygon>
            <draw:polygon draw:style-name="gr21" draw:text-style-name="P12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  <text:p/>
            </draw:polygon>
            <draw:polygon draw:style-name="gr20" draw:text-style-name="P8" draw:layer="layout" svg:width="1.908cm" svg:height="8.472cm" svg:x="17.449cm" svg:y="7.67cm" svg:viewBox="0 0 1909 8473" draw:points="1212,2288 1400,2551 1617,4070 1623,4702 1909,8072 1296,8473 0,8117 218,5005 247,4173 316,3693 377,2644 589,2377 750,56 950,0">
              <text:p/>
            </draw:polygon>
          </draw:g>
          <draw:g>
            <draw:path draw:style-name="gr9" draw:text-style-name="P2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10" draw:text-style-name="P6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10" draw:text-style-name="P6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1" draw:text-style-name="P7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11" draw:text-style-name="P7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g>
            <draw:path draw:style-name="gr22" draw:text-style-name="P3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22" draw:text-style-name="P3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22" draw:text-style-name="P3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22" draw:text-style-name="P3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22" draw:text-style-name="P3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23" draw:text-style-name="P3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22" draw:text-style-name="P3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</draw:g>
        <draw:frame draw:style-name="gr14" draw:text-style-name="P10" draw:layer="layout" svg:width="22.4cm" svg:height="4.65cm" svg:x="11.252cm" svg:y="17.076cm">
          <draw:text-box>
            <text:p text:style-name="P9"><text:span text:style-name="T1">BATTLEMESH v10</text:span><text:span text:style-name="T2"><text:line-break/></text:span><text:span text:style-name="T3">JUNE 05-11, 2017 <text:s/>VIENNA <text:s/>#WBM10</text:span></text:p>
          </draw:text-box>
        </draw:frame>
        <draw:frame draw:style-name="gr15" draw:text-style-name="P11" draw:layer="layout" svg:width="23.3cm" svg:height="1.1cm" svg:x="2.5cm" svg:y="25.5cm">
          <draw:text-box>
            <text:p>Switched blue and white to emphasize tower</text:p>
          </draw:text-box>
        </draw:frame>
      </draw:page>
      <draw:page draw:name="page3" draw:style-name="dp1" draw:master-page-name="Default">
        <draw:g>
          <draw:g>
            <draw:polyline draw:style-name="gr1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1" draw:text-style-name="P1" draw:layer="layout" svg:x1="28.708cm" svg:y1="14.135cm" svg:x2="28.041cm" svg:y2="14.135cm">
              <text:p/>
            </draw:line>
            <draw:line draw:style-name="gr1" draw:text-style-name="P1" draw:layer="layout" svg:x1="28.974cm" svg:y1="14.769cm" svg:x2="27.84cm" svg:y2="14.769cm">
              <text:p/>
            </draw:line>
          </draw:g>
          <draw:custom-shape draw:style-name="gr2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5.069cm" svg:y="13.85cm" svg:viewBox="0 0 2648 2843" draw:points="2648,0 2573,1860 1,2843 0,0">
            <text:p/>
          </draw:polygon>
          <draw:polyline draw:style-name="gr7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5.079cm" svg:y="11.417cm" svg:viewBox="0 0 3493 2513" draw:points="0,2513 13,0 2296,852 3493,2513">
            <text:p/>
          </draw:polygon>
          <draw:polygon draw:style-name="gr8" draw:text-style-name="P5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7.449cm" svg:y="7.6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24" draw:text-style-name="P4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25" draw:text-style-name="P13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g>
            <draw:path draw:style-name="gr26" draw:text-style-name="P14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26" draw:text-style-name="P14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26" draw:text-style-name="P14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26" draw:text-style-name="P14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26" draw:text-style-name="P14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27" draw:text-style-name="P14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26" draw:text-style-name="P14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</draw:g>
        <draw:frame draw:style-name="gr14" draw:text-style-name="P10" draw:layer="layout" svg:width="22.4cm" svg:height="4.65cm" svg:x="11.252cm" svg:y="17.076cm">
          <draw:text-box>
            <text:p text:style-name="P9"><text:span text:style-name="T1">BATTLEMESH v10</text:span><text:span text:style-name="T2"><text:line-break/></text:span><text:span text:style-name="T2">JUNE 05-11, 2017 <text:s/>VIENNA <text:s/>#WBM10</text:span></text:p>
          </draw:text-box>
        </draw:frame>
        <draw:frame draw:style-name="gr15" draw:text-style-name="P11" draw:layer="layout" svg:width="23.3cm" svg:height="1.1cm" svg:x="2.5cm" svg:y="25.5cm">
          <draw:text-box>
            <text:p>Replaced WBM blue with Stefan's "königsblau", #004C97 / Pantone 2945 C</text:p>
          </draw:text-box>
        </draw:frame>
      </draw:page>
      <draw:page draw:name="page4" draw:style-name="dp1" draw:master-page-name="Default">
        <draw:g>
          <draw:g>
            <draw:polyline draw:style-name="gr28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28" draw:text-style-name="P1" draw:layer="layout" svg:x1="28.708cm" svg:y1="14.135cm" svg:x2="28.041cm" svg:y2="14.135cm">
              <text:p/>
            </draw:line>
            <draw:line draw:style-name="gr28" draw:text-style-name="P1" draw:layer="layout" svg:x1="28.974cm" svg:y1="14.769cm" svg:x2="27.84cm" svg:y2="14.769cm">
              <text:p/>
            </draw:line>
          </draw:g>
          <draw:custom-shape draw:style-name="gr29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0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1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1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line draw:style-name="gr7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g>
            <draw:polygon draw:style-name="gr32" draw:text-style-name="P14" draw:layer="layout" svg:width="2.647cm" svg:height="2.842cm" svg:x="15.069cm" svg:y="13.85cm" svg:viewBox="0 0 2648 2843" draw:points="2648,0 2573,1860 1,2843 0,0">
              <text:p/>
            </draw:polygon>
            <draw:polygon draw:style-name="gr32" draw:text-style-name="P14" draw:layer="layout" svg:width="3.492cm" svg:height="2.512cm" svg:x="15.079cm" svg:y="11.417cm" svg:viewBox="0 0 3493 2513" draw:points="0,2513 13,0 2296,852 3493,2513">
              <text:p/>
            </draw:polygon>
            <draw:polygon draw:style-name="gr33" draw:text-style-name="P15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  <text:p/>
            </draw:polygon>
            <draw:polygon draw:style-name="gr32" draw:text-style-name="P14" draw:layer="layout" svg:width="1.908cm" svg:height="8.472cm" svg:x="17.449cm" svg:y="7.67cm" svg:viewBox="0 0 1909 8473" draw:points="1212,2288 1400,2551 1617,4070 1623,4702 1909,8072 1296,8473 0,8117 218,5005 247,4173 316,3693 377,2644 589,2377 750,56 950,0">
              <text:p/>
            </draw:polygon>
          </draw:g>
          <draw:g>
            <draw:path draw:style-name="gr9" draw:text-style-name="P2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24" draw:text-style-name="P4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25" draw:text-style-name="P13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g>
            <draw:path draw:style-name="gr22" draw:text-style-name="P3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22" draw:text-style-name="P3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22" draw:text-style-name="P3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22" draw:text-style-name="P3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22" draw:text-style-name="P3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23" draw:text-style-name="P3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22" draw:text-style-name="P3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</draw:g>
        <draw:frame draw:style-name="gr14" draw:text-style-name="P10" draw:layer="layout" svg:width="22.4cm" svg:height="4.65cm" svg:x="11.252cm" svg:y="17.076cm">
          <draw:text-box>
            <text:p text:style-name="P9"><text:span text:style-name="T1">BATTLEMESH v10</text:span><text:span text:style-name="T2"><text:line-break/></text:span><text:span text:style-name="T4">JUNE 05-11, 2017 <text:s/>VIENNA <text:s/>#WBM10</text:span></text:p>
          </draw:text-box>
        </draw:frame>
        <draw:frame draw:style-name="gr15" draw:text-style-name="P11" draw:layer="layout" svg:width="23.3cm" svg:height="1.1cm" svg:x="2.5cm" svg:y="25.5cm">
          <draw:text-box>
            <text:p>Switched blue and white to emphasize tower</text:p>
          </draw:text-box>
        </draw:frame>
      </draw:page>
      <draw:page draw:name="page5" draw:style-name="dp1" draw:master-page-name="Default">
        <draw:g>
          <draw:g>
            <draw:polyline draw:style-name="gr34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34" draw:text-style-name="P1" draw:layer="layout" svg:x1="28.708cm" svg:y1="14.135cm" svg:x2="28.041cm" svg:y2="14.135cm">
              <text:p/>
            </draw:line>
            <draw:line draw:style-name="gr34" draw:text-style-name="P1" draw:layer="layout" svg:x1="28.974cm" svg:y1="14.769cm" svg:x2="27.84cm" svg:y2="14.769cm">
              <text:p/>
            </draw:line>
          </draw:g>
          <draw:custom-shape draw:style-name="gr35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6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7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37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line draw:style-name="gr7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g>
            <draw:polygon draw:style-name="gr38" draw:text-style-name="P16" draw:layer="layout" svg:width="2.647cm" svg:height="2.842cm" svg:x="15.069cm" svg:y="13.85cm" svg:viewBox="0 0 2648 2843" draw:points="2648,0 2573,1860 1,2843 0,0">
              <text:p/>
            </draw:polygon>
            <draw:polygon draw:style-name="gr38" draw:text-style-name="P16" draw:layer="layout" svg:width="3.492cm" svg:height="2.512cm" svg:x="15.079cm" svg:y="11.417cm" svg:viewBox="0 0 3493 2513" draw:points="0,2513 13,0 2296,852 3493,2513">
              <text:p/>
            </draw:polygon>
            <draw:polygon draw:style-name="gr39" draw:text-style-name="P17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  <text:p/>
            </draw:polygon>
            <draw:polygon draw:style-name="gr38" draw:text-style-name="P16" draw:layer="layout" svg:width="1.908cm" svg:height="8.472cm" svg:x="17.449cm" svg:y="7.67cm" svg:viewBox="0 0 1909 8473" draw:points="1212,2288 1400,2551 1617,4070 1623,4702 1909,8072 1296,8473 0,8117 218,5005 247,4173 316,3693 377,2644 589,2377 750,56 950,0">
              <text:p/>
            </draw:polygon>
          </draw:g>
          <draw:g>
            <draw:path draw:style-name="gr9" draw:text-style-name="P2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24" draw:text-style-name="P4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25" draw:text-style-name="P13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g>
            <draw:path draw:style-name="gr22" draw:text-style-name="P3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22" draw:text-style-name="P3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22" draw:text-style-name="P3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22" draw:text-style-name="P3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22" draw:text-style-name="P3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23" draw:text-style-name="P3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22" draw:text-style-name="P3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</draw:g>
        <draw:frame draw:style-name="gr14" draw:text-style-name="P10" draw:layer="layout" svg:width="22.4cm" svg:height="4.65cm" svg:x="11.252cm" svg:y="17.076cm">
          <draw:text-box>
            <text:p text:style-name="P9"><text:span text:style-name="T1">BATTLEMESH v10</text:span><text:span text:style-name="T2"><text:line-break/></text:span><text:span text:style-name="T5">JUNE 05-11, 2017 <text:s/>VIENNA <text:s/>#WBM10</text:span></text:p>
          </draw:text-box>
        </draw:frame>
        <draw:frame draw:style-name="gr15" draw:text-style-name="P11" draw:layer="layout" svg:width="23.3cm" svg:height="1.1cm" svg:x="2.5cm" svg:y="25.5cm">
          <draw:text-box>
            <text:p>One with s/WBM blue/grey/g</text:p>
          </draw:text-box>
        </draw:frame>
      </draw:page>
      <draw:page draw:name="page6" draw:style-name="dp2" draw:master-page-name="Default">
        <draw:g>
          <draw:g>
            <draw:polyline draw:style-name="gr40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40" draw:text-style-name="P1" draw:layer="layout" svg:x1="28.708cm" svg:y1="14.135cm" svg:x2="28.041cm" svg:y2="14.135cm">
              <text:p/>
            </draw:line>
            <draw:line draw:style-name="gr40" draw:text-style-name="P1" draw:layer="layout" svg:x1="28.974cm" svg:y1="14.769cm" svg:x2="27.84cm" svg:y2="14.769cm">
              <text:p/>
            </draw:line>
          </draw:g>
          <draw:custom-shape draw:style-name="gr41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3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44" draw:text-style-name="P3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45" draw:text-style-name="P18" draw:layer="layout" svg:width="2.647cm" svg:height="2.842cm" svg:x="15.069cm" svg:y="13.85cm" svg:viewBox="0 0 2648 2843" draw:points="2648,0 2573,1860 1,2843 0,0">
            <text:p/>
          </draw:polygon>
          <draw:polyline draw:style-name="gr46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polygon draw:style-name="gr45" draw:text-style-name="P18" draw:layer="layout" svg:width="3.492cm" svg:height="2.512cm" svg:x="15.079cm" svg:y="11.417cm" svg:viewBox="0 0 3493 2513" draw:points="0,2513 13,0 2296,852 3493,2513">
            <text:p/>
          </draw:polygon>
          <draw:polygon draw:style-name="gr47" draw:text-style-name="P19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45" draw:text-style-name="P18" draw:layer="layout" svg:width="1.908cm" svg:height="8.472cm" svg:x="17.449cm" svg:y="7.6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48" draw:text-style-name="P3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48" draw:text-style-name="P3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44" draw:text-style-name="P3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44" draw:text-style-name="P3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49" draw:text-style-name="P13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49" draw:text-style-name="P13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50" draw:text-style-name="P4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51" draw:text-style-name="P13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49" draw:text-style-name="P13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49" draw:text-style-name="P13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49" draw:text-style-name="P13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49" draw:text-style-name="P13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49" draw:text-style-name="P13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4" draw:text-style-name="P21" draw:layer="layout" svg:width="22.4cm" svg:height="4.65cm" svg:x="11.252cm" svg:y="17.076cm">
          <draw:text-box>
            <text:p text:style-name="P20"><text:span text:style-name="T6">BATTLEMESH v10</text:span><text:span text:style-name="T7"><text:line-break/></text:span><text:span text:style-name="T7">JUNE 05-11, 2017 <text:s/>VIENNA <text:s/>#WBM10</text:span></text:p>
          </draw:text-box>
        </draw:frame>
        <draw:frame draw:style-name="gr15" draw:text-style-name="P23" draw:layer="layout" svg:width="23.3cm" svg:height="1.1cm" svg:x="2.5cm" svg:y="25.5cm">
          <draw:text-box>
            <text:p text:style-name="P22">Original colors for white background.</text:p>
          </draw:text-box>
        </draw:frame>
      </draw:page>
      <draw:page draw:name="page7" draw:style-name="dp1" draw:master-page-name="Default">
        <draw:g>
          <draw:g>
            <draw:polyline draw:style-name="gr1" draw:text-style-name="P1" draw:layer="layout" svg:width="1.934cm" svg:height="3.067cm" svg:x="27.507cm" svg:y="13.035cm" svg:viewBox="0 0 1935 3068" draw:points="1935,3068 834,0 0,3068">
              <text:p/>
            </draw:polyline>
            <draw:line draw:style-name="gr1" draw:text-style-name="P1" draw:layer="layout" svg:x1="28.708cm" svg:y1="14.135cm" svg:x2="28.041cm" svg:y2="14.135cm">
              <text:p/>
            </draw:line>
            <draw:line draw:style-name="gr1" draw:text-style-name="P1" draw:layer="layout" svg:x1="28.974cm" svg:y1="14.769cm" svg:x2="27.84cm" svg:y2="14.769cm">
              <text:p/>
            </draw:line>
          </draw:g>
          <draw:custom-shape draw:style-name="gr2" draw:text-style-name="P1" draw:layer="layout" svg:width="4.772cm" svg:height="4.771cm" svg:x="25.996cm" svg:y="10.7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3.888cm" svg:height="3.888cm" svg:x="26.438cm" svg:y="11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5.831cm 14.1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698cm 13.0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6.032cm 11.9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65cm 11.0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7.799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1cm 10.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2cm 11.167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669cm 12.101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903cm 13.168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30.703cm 14.2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30.236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334cm 15.103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9.1578322488526cm 11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5.069cm" svg:y="13.85cm" svg:viewBox="0 0 2648 2843" draw:points="2648,0 2573,1860 1,2843 0,0">
            <text:p/>
          </draw:polygon>
          <draw:polyline draw:style-name="gr7" draw:text-style-name="P4" draw:layer="layout" svg:width="0.958cm" svg:height="8.472cm" svg:x="18.4cm" svg:y="7.6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5.079cm" svg:y="11.417cm" svg:viewBox="0 0 3493 2513" draw:points="0,2513 13,0 2296,852 3493,2513">
            <text:p/>
          </draw:polygon>
          <draw:polygon draw:style-name="gr8" draw:text-style-name="P5" draw:layer="layout" svg:width="1.664cm" svg:height="6.348cm" svg:x="13.544cm" svg:y="10.3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7.449cm" svg:y="7.6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4.129cm" svg:y="13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4.017cm" svg:y="13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9.305cm" svg:y="11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4.173cm" svg:y="10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49" draw:text-style-name="P13" draw:layer="layout" svg:width="0.942cm" svg:height="1.331cm" svg:x="22.958cm" svg:y="4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49" draw:text-style-name="P13" draw:layer="layout" svg:width="4.37cm" svg:height="7.135cm" svg:x="20.548cm" svg:y="8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24" draw:text-style-name="P4" draw:layer="layout" svg:width="3.222cm" svg:height="9.039cm" svg:x="22.095cm" svg:y="7.363cm" svg:viewBox="0 0 3223 9040" svg:d="M0 0h866l2344 8355c0 0 3 10 3 23 7 18 10 35 10 53 0 336-1206 609-2690 609">
            <text:p/>
          </draw:path>
          <draw:path draw:style-name="gr25" draw:text-style-name="P13" draw:layer="layout" svg:width="0.956cm" svg:height="0.553cm" svg:x="19.001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49" draw:text-style-name="P13" draw:layer="layout" svg:width="5.385cm" svg:height="9.039cm" svg:x="19.932cm" svg:y="7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49" draw:text-style-name="P13" draw:layer="layout" svg:width="2.995cm" svg:height="2.633cm" svg:x="21.431cm" svg:y="4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49" draw:text-style-name="P13" draw:layer="layout" svg:width="2.2cm" svg:height="2.439cm" svg:x="24.174cm" svg:y="10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52" draw:text-style-name="P13" draw:layer="layout" svg:width="0.956cm" svg:height="0.553cm" svg:x="19.002cm" svg:y="11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49" draw:text-style-name="P13" draw:layer="layout" svg:width="1.647cm" svg:height="2.175cm" svg:x="19.305cm" svg:y="11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4" draw:text-style-name="P10" draw:layer="layout" svg:width="22.4cm" svg:height="4.65cm" svg:x="11.252cm" svg:y="17.076cm">
          <draw:text-box>
            <text:p text:style-name="P24"><text:span text:style-name="T1">BATTLEMESH v10</text:span><text:span text:style-name="T2"><text:line-break/></text:span><text:span text:style-name="T2">JUNE 05-11, 2017 <text:s/>VIENNA <text:s/>#WBM10</text:span></text:p>
          </draw:text-box>
        </draw:frame>
        <draw:frame draw:style-name="gr53" draw:text-style-name="P23" draw:layer="layout" svg:width="25.9cm" svg:height="1.673cm" svg:x="2.5cm" svg:y="25.5cm">
          <draw:text-box>
            <text:p text:style-name="P22">Replaced WBM grey with white to adjust for dark blue background, and fix masking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cm" fo:page-height="27cm" style:print-orientation="landscape"/>
    </style:page-layout>
    <style:style style:name="Mdp1" style:family="drawing-page">
      <style:drawing-page-properties draw:background-size="border" draw:fill="solid" draw:fill-color="#27314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0:11:12.947313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309"/>
  </office:meta>
</office:document-meta>
</file>